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6.006cm"/>
    </style:style>
    <style:style style:name="Table1.C" style:family="table-column">
      <style:table-column-properties style:column-width="6.1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ela1-wydajność" style:family="table">
      <style:table-properties style:width="17.013cm" fo:margin-left="0cm" table:align="left"/>
    </style:style>
    <style:style style:name="Tabela1-wydajność.A" style:family="table-column">
      <style:table-column-properties style:column-width="4.604cm"/>
    </style:style>
    <style:style style:name="Tabela1-wydajność.B" style:family="table-column">
      <style:table-column-properties style:column-width="2.805cm"/>
    </style:style>
    <style:style style:name="Tabela1-wydajność.C" style:family="table-column">
      <style:table-column-properties style:column-width="3.889cm"/>
    </style:style>
    <style:style style:name="Tabela1-wydajność.D" style:family="table-column">
      <style:table-column-properties style:column-width="2.99cm"/>
    </style:style>
    <style:style style:name="Tabela1-wydajność.E" style:family="table-column">
      <style:table-column-properties style:column-width="2.725cm"/>
    </style:style>
    <style:style style:name="Tabela1-wydajność.A1" style:family="table-cell">
      <style:table-cell-properties style:vertical-align="middle" fo:background-color="#b4c7dc" fo:padding="0.097cm" fo:border-left="none" fo:border-right="none" fo:border-top="none" fo:border-bottom="0.5pt solid #000000" style:writing-mode="page">
        <style:background-image/>
      </style:table-cell-properties>
    </style:style>
    <style:style style:name="Tabela1-wydajność.A2" style:family="table-cell">
      <style:table-cell-properties fo:padding="0cm" fo:border="none" style:writing-mode="page"/>
    </style:style>
    <style:style style:name="Tabela1-wydajność.B2" style:family="table-cell">
      <style:table-cell-properties fo:padding="0cm" fo:border="none" style:writing-mode="page"/>
    </style:style>
    <style:style style:name="Tabela1-wydajność.C2" style:family="table-cell">
      <style:table-cell-properties fo:padding="0cm" fo:border="none" style:writing-mode="page"/>
    </style:style>
    <style:style style:name="Tabela1-wydajność.D2" style:family="table-cell">
      <style:table-cell-properties fo:padding="0cm" fo:border="none" style:writing-mode="page"/>
    </style:style>
    <style:style style:name="Tabela1-wydajność.E2" style:family="table-cell">
      <style:table-cell-properties fo:padding="0cm" fo:border="none" style:writing-mode="page"/>
    </style:style>
    <style:style style:name="Tabela1-wydajność.A3" style:family="table-cell">
      <style:table-cell-properties fo:padding="0cm" fo:border="none" style:writing-mode="page"/>
    </style:style>
    <style:style style:name="Tabela1-wydajność.B3" style:family="table-cell">
      <style:table-cell-properties fo:padding="0cm" fo:border="none" style:writing-mode="page"/>
    </style:style>
    <style:style style:name="Tabela1-wydajność.C3" style:family="table-cell">
      <style:table-cell-properties fo:padding="0cm" fo:border="none" style:writing-mode="page"/>
    </style:style>
    <style:style style:name="Tabela1-wydajność.D3" style:family="table-cell">
      <style:table-cell-properties fo:padding="0cm" fo:border="none" style:writing-mode="page"/>
    </style:style>
    <style:style style:name="Tabela1-wydajność.E3" style:family="table-cell">
      <style:table-cell-properties fo:padding="0cm" fo:border="none" style:writing-mode="page"/>
    </style:style>
    <style:style style:name="Tabela1-wydajność.A4" style:family="table-cell">
      <style:table-cell-properties fo:padding="0cm" fo:border="none" style:writing-mode="page"/>
    </style:style>
    <style:style style:name="Tabela1-wydajność.B4" style:family="table-cell">
      <style:table-cell-properties fo:padding="0cm" fo:border="none" style:writing-mode="page"/>
    </style:style>
    <style:style style:name="Tabela1-wydajność.C4" style:family="table-cell">
      <style:table-cell-properties fo:padding="0cm" fo:border="none" style:writing-mode="page"/>
    </style:style>
    <style:style style:name="Tabela1-wydajność.D4" style:family="table-cell">
      <style:table-cell-properties fo:padding="0cm" fo:border="none" style:writing-mode="page"/>
    </style:style>
    <style:style style:name="Tabela1-wydajność.E4" style:family="table-cell">
      <style:table-cell-properties fo:padding="0cm" fo:border="none" style:writing-mode="page"/>
    </style:style>
    <style:style style:name="Tabela1-wydajność.A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B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C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D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E5" style:family="table-cell">
      <style:table-cell-properties fo:padding="0.097cm" fo:border-left="none" fo:border-right="none" fo:border-top="none" fo:border-bottom="0.5pt solid #000000" style:writing-mode="pag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2.522cm"/>
    </style:style>
    <style:style style:name="Table2.E" style:family="table-column">
      <style:table-column-properties style:column-width="2.833cm"/>
    </style:style>
    <style:style style:name="Table2.F" style:family="table-column">
      <style:table-column-properties style:column-width="2.847cm"/>
    </style:style>
    <style:style style:name="Table2.A1" style:family="table-cell">
      <style:table-cell-properties style:vertical-align="middle" fo:background-color="#b4c7dc" fo:padding="0.097cm" fo:border-left="none" fo:border-right="none" fo:border-top="none" fo:border-bottom="0.5pt solid #000000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F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D3" style:family="table-cell">
      <style:table-cell-properties fo:padding="0.097cm" fo:border="none"/>
    </style:style>
    <style:style style:name="Table2.E3" style:family="table-cell">
      <style:table-cell-properties fo:padding="0.097cm" fo:border="none"/>
    </style:style>
    <style:style style:name="Table2.F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F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A7" style:family="table-cell">
      <style:table-cell-properties fo:padding="0.097cm" fo:border-left="none" fo:border-right="none" fo:border-top="none" fo:border-bottom="0.5pt solid #000000"/>
    </style:style>
    <style:style style:name="Table2.B7" style:family="table-cell">
      <style:table-cell-properties fo:padding="0.097cm" fo:border-left="none" fo:border-right="none" fo:border-top="none" fo:border-bottom="0.5pt solid #000000"/>
    </style:style>
    <style:style style:name="Table2.C7" style:family="table-cell">
      <style:table-cell-properties fo:padding="0.097cm" fo:border-left="none" fo:border-right="none" fo:border-top="none" fo:border-bottom="0.5pt solid #000000"/>
    </style:style>
    <style:style style:name="Table2.D7" style:family="table-cell">
      <style:table-cell-properties fo:padding="0.097cm" fo:border-left="none" fo:border-right="none" fo:border-top="none" fo:border-bottom="0.5pt solid #000000"/>
    </style:style>
    <style:style style:name="Table2.E7" style:family="table-cell">
      <style:table-cell-properties fo:padding="0.097cm" fo:border-left="none" fo:border-right="none" fo:border-top="none" fo:border-bottom="0.5pt solid #000000"/>
    </style:style>
    <style:style style:name="Table2.F7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9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2.302cm"/>
    </style:style>
    <style:style style:name="Table3.D" style:family="table-column">
      <style:table-column-properties style:column-width="2.522cm"/>
    </style:style>
    <style:style style:name="Table3.E" style:family="table-column">
      <style:table-column-properties style:column-width="2.833cm"/>
    </style:style>
    <style:style style:name="Table3.F" style:family="table-column">
      <style:table-column-properties style:column-width="2.847cm"/>
    </style:style>
    <style:style style:name="Table3.A1" style:family="table-cell">
      <style:table-cell-properties style:vertical-align="middle" fo:background-color="#b4c7dc" fo:padding="0.097cm" fo:border-left="none" fo:border-right="none" fo:border-top="none" fo:border-bottom="0.5pt solid #000000">
        <style:background-image/>
      </style:table-cell-properties>
    </style:style>
    <style:style style:name="Table3.A2" style:family="table-cell">
      <style:table-cell-properties fo:padding="0.097cm" fo:border-left="none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none" fo:border-right="none" fo:border-top="none" fo:border-bottom="0.5pt solid #000000"/>
    </style:style>
    <style:style style:name="Table3.D2" style:family="table-cell">
      <style:table-cell-properties fo:padding="0.097cm" fo:border-left="none" fo:border-right="none" fo:border-top="none" fo:border-bottom="0.5pt solid #000000"/>
    </style:style>
    <style:style style:name="Table3.E2" style:family="table-cell">
      <style:table-cell-properties fo:padding="0.097cm" fo:border-left="none" fo:border-right="none" fo:border-top="none" fo:border-bottom="0.5pt solid #000000"/>
    </style:style>
    <style:style style:name="Table3.F2" style:family="table-cell">
      <style:table-cell-properties fo:padding="0.097cm" fo:border-left="none" fo:border-right="none" fo:border-top="none" fo:border-bottom="0.5pt solid #000000"/>
    </style:style>
    <style:style style:name="Table3.A3" style:family="table-cell">
      <style:table-cell-properties fo:padding="0.097cm" fo:border-left="none" fo:border-right="none" fo:border-top="none" fo:border-bottom="0.5pt solid #000000"/>
    </style:style>
    <style:style style:name="Table3.B3" style:family="table-cell">
      <style:table-cell-properties fo:padding="0.097cm" fo:border-left="none" fo:border-right="none" fo:border-top="none" fo:border-bottom="0.5pt solid #000000"/>
    </style:style>
    <style:style style:name="Table3.C3" style:family="table-cell">
      <style:table-cell-properties fo:padding="0.097cm" fo:border-left="none" fo:border-right="none" fo:border-top="none" fo:border-bottom="0.5pt solid #000000"/>
    </style:style>
    <style:style style:name="Table3.D3" style:family="table-cell">
      <style:table-cell-properties fo:padding="0.097cm" fo:border-left="none" fo:border-right="none" fo:border-top="none" fo:border-bottom="0.5pt solid #000000"/>
    </style:style>
    <style:style style:name="Table3.E3" style:family="table-cell">
      <style:table-cell-properties fo:padding="0.097cm" fo:border-left="none" fo:border-right="none" fo:border-top="none" fo:border-bottom="0.5pt solid #000000"/>
    </style:style>
    <style:style style:name="Table3.F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style:font-name="DejaVu Sans" officeooo:rsid="000effa7" officeooo:paragraph-rsid="000effa7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effa7" officeooo:paragraph-rsid="000effa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normal" officeooo:rsid="001f39c1" officeooo:paragraph-rsid="001f39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effa7" officeooo:paragraph-rsid="0031b36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0effa7" officeooo:paragraph-rsid="0031b362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3cdb" officeooo:paragraph-rsid="001e3cdb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1ee4b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0f9340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025e0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42997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445af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74ca4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abf4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ddc41" officeooo:paragraph-rsid="001ddc4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491f2" officeooo:paragraph-rsid="002491f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62ffe" officeooo:paragraph-rsid="00262ff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dda9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dda93" officeooo:paragraph-rsid="000effa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e2cb0" officeooo:paragraph-rsid="000effa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306169" officeooo:paragraph-rsid="0030616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style="normal" fo:font-weight="bold" officeooo:rsid="001025e0" officeooo:paragraph-rsid="003372ab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2pt" fo:font-style="normal" fo:font-weight="bold" officeooo:rsid="001025e0" officeooo:paragraph-rsid="003372ab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2pt" fo:font-style="normal" fo:font-weight="bold" officeooo:rsid="00142997" officeooo:paragraph-rsid="002dda93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12pt" officeooo:rsid="001e3cdb" officeooo:paragraph-rsid="001e3cdb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2pt" officeooo:rsid="001ee4b0" officeooo:paragraph-rsid="001ee4b0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DejaVu Sans" fo:font-size="12pt" officeooo:rsid="001f1954" officeooo:paragraph-rsid="001f1954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DejaVu Sans" fo:font-size="12pt" officeooo:rsid="0021b0be" officeooo:paragraph-rsid="0021b0be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DejaVu Sans" fo:font-size="12pt" officeooo:rsid="0022b646" officeooo:paragraph-rsid="0022b646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DejaVu Sans" fo:font-size="16pt" fo:font-weight="bold" officeooo:rsid="000effa7" officeooo:paragraph-rsid="000effa7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DejaVu Sans" fo:font-size="14pt" fo:font-weight="normal" officeooo:rsid="000effa7" officeooo:paragraph-rsid="000effa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DejaVu Sans" fo:font-size="13pt" fo:font-style="normal" fo:font-weight="bold" officeooo:rsid="0019d479" officeooo:paragraph-rsid="0019d479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3pt" fo:font-weight="bold" officeooo:rsid="00201207" officeooo:paragraph-rsid="00201207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3pt" fo:font-weight="bold" officeooo:rsid="000effa7" officeooo:paragraph-rsid="000effa7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3465a4" loext:opacity="100%" style:font-name="DejaVu Sans" fo:font-size="12pt" fo:font-style="normal" fo:font-weight="normal" officeooo:rsid="002dda9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0effa7" officeooo:paragraph-rsid="002dda93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1025e0" officeooo:paragraph-rsid="002dda93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1445af" officeooo:paragraph-rsid="002dda93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DejaVu Sans" fo:font-size="12pt" fo:font-style="normal" fo:font-weight="normal" officeooo:rsid="00262ffe" officeooo:paragraph-rsid="00262ff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491f2" officeooo:paragraph-rsid="002491f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3c52d1" officeooo:paragraph-rsid="003c52d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3c52d1" officeooo:paragraph-rsid="0063503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size="13pt" fo:font-style="normal" fo:font-weight="bold" officeooo:rsid="003bf345" officeooo:paragraph-rsid="003bf345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ejaVu Sans" fo:font-size="13pt" fo:font-style="normal" fo:font-weight="bold" officeooo:rsid="003bf345" officeooo:paragraph-rsid="00635032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ejaVu Sans" fo:font-size="12pt" officeooo:rsid="001ee4b0" officeooo:paragraph-rsid="001ee4b0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DejaVu Sans" fo:font-size="12pt" officeooo:rsid="003bf345" officeooo:paragraph-rsid="003bf345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DejaVu Sans" fo:font-size="12pt" officeooo:rsid="003bf345" officeooo:paragraph-rsid="00635032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DejaVu Sans" fo:font-size="12pt" officeooo:rsid="003c52d1" officeooo:paragraph-rsid="003c52d1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DejaVu Sans" fo:font-size="12pt" officeooo:rsid="003c52d1" officeooo:paragraph-rsid="00635032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DejaVu Sans" fo:font-size="12pt" officeooo:rsid="003f0c22" officeooo:paragraph-rsid="003f0c22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DejaVu Sans" fo:font-size="12pt" officeooo:rsid="003f0c22" officeooo:paragraph-rsid="00635032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DejaVu Sans" fo:font-size="12pt" officeooo:rsid="0040b265" officeooo:paragraph-rsid="0040b265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DejaVu Sans" fo:font-size="12pt" officeooo:rsid="0040b265" officeooo:paragraph-rsid="00635032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DejaVu Sans" fo:font-size="12pt" officeooo:rsid="0041d035" officeooo:paragraph-rsid="0041d035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DejaVu Sans" fo:font-size="12pt" officeooo:rsid="0041d035" officeooo:paragraph-rsid="00635032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DejaVu Sans" fo:font-size="12pt" officeooo:rsid="00426c4c" officeooo:paragraph-rsid="00426c4c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DejaVu Sans" fo:font-size="12pt" officeooo:rsid="00426c4c" officeooo:paragraph-rsid="00635032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DejaVu Sans" fo:font-size="12pt" officeooo:rsid="0043d22e" officeooo:paragraph-rsid="0043d22e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DejaVu Sans" fo:font-size="12pt" officeooo:rsid="0043d22e" officeooo:paragraph-rsid="00635032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DejaVu Sans" fo:font-size="12pt" officeooo:rsid="00470c20" officeooo:paragraph-rsid="00470c20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DejaVu Sans" fo:font-size="12pt" officeooo:rsid="00470c20" officeooo:paragraph-rsid="00635032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DejaVu Sans" fo:font-size="12pt" officeooo:rsid="00484ef8" officeooo:paragraph-rsid="00484ef8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DejaVu Sans" fo:font-size="12pt" officeooo:rsid="00484ef8" officeooo:paragraph-rsid="00635032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DejaVu Sans" fo:font-size="12pt" officeooo:rsid="00496ae5" officeooo:paragraph-rsid="00496ae5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DejaVu Sans" fo:font-size="12pt" officeooo:rsid="00496ae5" officeooo:paragraph-rsid="00635032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DejaVu Sans" fo:font-size="12pt" officeooo:rsid="004b4391" officeooo:paragraph-rsid="004b4391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DejaVu Sans" fo:font-size="12pt" officeooo:rsid="004b4391" officeooo:paragraph-rsid="00635032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DejaVu Sans" fo:font-size="12pt" officeooo:rsid="0051e758" officeooo:paragraph-rsid="0051e758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DejaVu Sans" fo:font-size="12pt" officeooo:rsid="0051e758" officeooo:paragraph-rsid="00635032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DejaVu Sans" fo:font-size="12pt" officeooo:rsid="0052b9ba" officeooo:paragraph-rsid="0052b9ba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DejaVu Sans" fo:font-size="12pt" officeooo:rsid="0052b9ba" officeooo:paragraph-rsid="00635032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DejaVu Sans" fo:font-size="12pt" officeooo:rsid="0053cf10" officeooo:paragraph-rsid="0053cf10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DejaVu Sans" fo:font-size="12pt" officeooo:rsid="0053cf10" officeooo:paragraph-rsid="00635032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DejaVu Sans" fo:font-size="12pt" officeooo:rsid="0054a367" officeooo:paragraph-rsid="0054a367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DejaVu Sans" fo:font-size="12pt" officeooo:rsid="0054a367" officeooo:paragraph-rsid="00635032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DejaVu Sans" fo:font-size="12pt" officeooo:rsid="001e3cdb" officeooo:paragraph-rsid="001e3cdb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DejaVu Sans" fo:font-size="12pt" officeooo:rsid="00552d45" officeooo:paragraph-rsid="00552d45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DejaVu Sans" fo:font-size="12pt" officeooo:rsid="00575ed2" officeooo:paragraph-rsid="00575ed2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DejaVu Sans" fo:font-size="12pt" officeooo:rsid="00575ed2" officeooo:paragraph-rsid="00635032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DejaVu Sans" fo:font-size="12pt" officeooo:rsid="00580d5e" officeooo:paragraph-rsid="00580d5e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DejaVu Sans" fo:font-size="12pt" officeooo:rsid="00580d5e" officeooo:paragraph-rsid="00635032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DejaVu Sans" fo:font-size="12pt" officeooo:rsid="006088c1" officeooo:paragraph-rsid="006088c1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DejaVu Sans" fo:font-size="12pt" officeooo:rsid="0064f71d" officeooo:paragraph-rsid="0064f71d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DejaVu Sans" fo:font-size="12pt" officeooo:rsid="0069b680" officeooo:paragraph-rsid="0069b680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DejaVu Sans" fo:font-size="12pt" officeooo:rsid="006ac1d9" officeooo:paragraph-rsid="006ac1d9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DejaVu Sans" fo:font-size="12pt" officeooo:rsid="006c27d6" officeooo:paragraph-rsid="006c27d6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DejaVu Sans" fo:font-size="12pt" officeooo:rsid="006e264a" officeooo:paragraph-rsid="006e264a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DejaVu Sans" fo:font-size="12pt" officeooo:rsid="006f9800" officeooo:paragraph-rsid="006f9800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size="12pt" officeooo:rsid="006fbc80" officeooo:paragraph-rsid="006fbc80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3bf345" style:font-size-asian="10.5pt" style:font-weight-asian="bold" style:font-size-complex="12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635032" style:font-size-asian="10.5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f0c22" officeooo:paragraph-rsid="003f0c22" style:font-size-asian="10.5pt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f0c22" officeooo:paragraph-rsid="00635032" style:font-size-asian="10.5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4cff2c" officeooo:paragraph-rsid="004cff2c" style:font-size-asian="10.5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4cff2c" officeooo:paragraph-rsid="00635032" style:font-size-asian="10.5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3cdb" officeooo:paragraph-rsid="001e3cdb" style:font-size-asian="10.5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3cdb" officeooo:paragraph-rsid="00552d45" style:font-size-asian="10.5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6088c1" officeooo:paragraph-rsid="006088c1" style:font-size-asian="10.5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6088c1" officeooo:paragraph-rsid="00635032" style:font-size-asian="10.5pt" style:font-weight-asian="bold" style:font-size-complex="1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69b680" officeooo:paragraph-rsid="0069b680" style:font-size-asian="10.5pt" style:font-weight-asian="bold" style:font-size-complex="12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1f1954" officeooo:paragraph-rsid="001f1954" style:font-size-asian="10.5pt" style:font-weight-asian="bold" style:font-size-complex="12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21b0be" officeooo:paragraph-rsid="0021b0be" style:font-size-asian="10.5pt" style:font-weight-asian="bold" style:font-size-complex="12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0b265" officeooo:paragraph-rsid="0040b265" style:font-size-asian="10.5pt" style:font-weight-asian="bold" style:font-size-complex="12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0b265" officeooo:paragraph-rsid="00635032" style:font-size-asian="10.5pt" style:font-weight-asian="bold" style:font-size-complex="1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16fa8" officeooo:paragraph-rsid="00416fa8" style:font-size-asian="10.5pt" style:font-weight-asian="bold" style:font-size-complex="12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16fa8" officeooo:paragraph-rsid="00635032" style:font-size-asian="10.5pt" style:font-weight-asian="bold" style:font-size-complex="12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e64a6" officeooo:paragraph-rsid="004e64a6" style:font-size-asian="10.5pt" style:font-weight-asian="bold" style:font-size-complex="12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e64a6" officeooo:paragraph-rsid="00635032" style:font-size-asian="10.5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ff602" officeooo:paragraph-rsid="004ff602" style:font-size-asian="10.5pt" style:font-weight-asian="bold" style:font-size-complex="12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ff602" officeooo:paragraph-rsid="00635032" style:font-size-asian="10.5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552d45" officeooo:paragraph-rsid="00552d45" style:font-size-asian="10.5pt" style:font-weight-asian="bold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6226c5" officeooo:paragraph-rsid="006226c5" style:font-size-asian="10.5pt" style:font-weight-asian="bold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6226c5" officeooo:paragraph-rsid="00635032" style:font-size-asian="10.5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6f9800" officeooo:paragraph-rsid="006f9800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f001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1b362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dda93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12a55"/>
    </style:style>
    <style:style style:name="T9" style:family="text">
      <style:text-properties officeooo:rsid="00174ca4"/>
    </style:style>
    <style:style style:name="T10" style:family="text">
      <style:text-properties officeooo:rsid="001d0646"/>
    </style:style>
    <style:style style:name="T11" style:family="text">
      <style:text-properties officeooo:rsid="001ee4b0"/>
    </style:style>
    <style:style style:name="T12" style:family="text">
      <style:text-properties officeooo:rsid="00207edf"/>
    </style:style>
    <style:style style:name="T13" style:family="text">
      <style:text-properties officeooo:rsid="00262ffe"/>
    </style:style>
    <style:style style:name="T14" style:family="text">
      <style:text-properties officeooo:rsid="0026923c"/>
    </style:style>
    <style:style style:name="T15" style:family="text">
      <style:text-properties officeooo:rsid="002dc3ca"/>
    </style:style>
    <style:style style:name="T16" style:family="text">
      <style:text-properties officeooo:rsid="003d4be7"/>
    </style:style>
    <style:style style:name="T17" style:family="text">
      <style:text-properties officeooo:rsid="003d4c20"/>
    </style:style>
    <style:style style:name="T18" style:family="text">
      <style:text-properties officeooo:rsid="00456204"/>
    </style:style>
    <style:style style:name="T19" style:family="text">
      <style:text-properties officeooo:rsid="005dfc64"/>
    </style:style>
    <style:style style:name="T20" style:family="text">
      <style:text-properties fo:font-weight="bold" officeooo:rsid="005dfc64" style:font-weight-asian="bold" style:font-weight-complex="bold"/>
    </style:style>
    <style:style style:name="T21" style:family="text">
      <style:text-properties officeooo:rsid="005ec639"/>
    </style:style>
    <style:style style:name="T22" style:family="text">
      <style:text-properties officeooo:rsid="00635032"/>
    </style:style>
    <style:style style:name="T23" style:family="text">
      <style:text-properties officeooo:rsid="00683c5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z Bąk, 136...</text:p>
      <text:p text:style-name="P1">Marcin Złotek, 136334</text:p>
      <text:p text:style-name="P1"/>
      <text:p text:style-name="P29">SRDS – projekt zaliczeniowy</text:p>
      <text:p text:style-name="P30"/>
      <text:p text:style-name="P30">System dopasowujący graczy do rozgrywek komputerowych “<text:span text:style-name="T1">Matchmaker</text:span>”</text:p>
      <text:p text:style-name="P30"/>
      <text:p text:style-name="P2"/>
      <text:p text:style-name="P32">Wprowadzenie</text:p>
      <text:p text:style-name="P2">System typu “matchmaker” do przydziału graczy do odpowiednich rozgrywek komputerowych. </text:p>
      <text:p text:style-name="P3">Klaster Cassandry składa się z 3 węzłów uruchomionych jako kontenery Docker’owe. <text:span text:style-name="T15">Replikacja odbywa się na wszystkie 3 węzły.</text:span></text:p>
      <text:p text:style-name="P2"/>
      <text:p text:style-name="P33">Schemat bazy danych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14789394160">
          <table:table-cell table:style-name="Table1.A1" office:value-type="string">
            <text:p text:style-name="P5">Servers</text:p>
            <text:p text:style-name="P4"><text:span text:style-name="T6">- id: <text:tab/><text:tab/> <text:s text:c="3"/></text:span><text:span text:style-name="T3">uui</text:span><text:span text:style-name="T4">d</text:span></text:p>
            <text:p text:style-name="P4"><text:span text:style-name="T4">- </text:span><text:span text:style-name="T6">status: <text:tab/> <text:s text:c="3"/></text:span><text:span text:style-name="T3">int</text:span></text:p>
            <text:p text:style-name="P4"><text:span text:style-name="T3">- </text:span><text:span text:style-name="T6">maxplayers: </text:span><text:span text:style-name="T3">int</text:span></text:p>
            <text:p text:style-name="P4"><text:span text:style-name="T3">- </text:span><text:span text:style-name="T6">region: <text:tab/> <text:s text:c="3"/></text:span><text:span text:style-name="T5">i</text:span><text:span text:style-name="T3">nt</text:span></text:p>
            <text:p text:style-name="P4"><text:span text:style-name="T3">- </text:span><text:span text:style-name="T7">gametype: <text:s text:c="2"/></text:span><text:span text:style-name="T3">int</text:span></text:p>
            <text:p text:style-name="P35"/>
            <text:p text:style-name="P35"/>
            <text:p text:style-name="P35"/>
            <text:p text:style-name="P8">Partition Key: (gametype, region)</text:p>
            <text:p text:style-name="P8">Clustering Key: <text:s text:c="2"/><text:span text:style-name="T10">(</text:span>id<text:span text:style-name="T10">)</text:span></text:p>
            <text:p text:style-name="P13">Index: <text:tab/> <text:span text:style-name="T10">(</text:span>status<text:span text:style-name="T10">)</text:span></text:p>
          </table:table-cell>
          <table:table-cell table:style-name="Table1.A1" office:value-type="string">
            <text:p text:style-name="P22">MatchRequests</text:p>
            <text:p text:style-name="P21"><text:span text:style-name="T6">- playerid:<text:tab/> <text:s text:c="4"/></text:span><text:span text:style-name="T3">uuid</text:span></text:p>
            <text:p text:style-name="P9">- region: <text:tab/> <text:s text:c="4"/><text:span text:style-name="T1">int</text:span></text:p>
            <text:p text:style-name="P9">- gametype: <text:s text:c="4"/><text:span text:style-name="T1">int</text:span></text:p>
            <text:p text:style-name="P9">- requesttimestamp: <text:tab/><text:span text:style-name="T1">timestamp</text:span></text:p>
            <text:p text:style-name="P9">- priority: <text:tab/> <text:s text:c="5"/><text:span text:style-name="T8">i</text:span><text:span text:style-name="T1">nt</text:span></text:p>
            <text:p text:style-name="P36"/>
            <text:p text:style-name="P36"/>
            <text:p text:style-name="P9">Partition Key: <text:tab/>(gametype, region)</text:p>
            <text:p text:style-name="P9">Clustering Key: <text:span text:style-name="T10">(</text:span>playerid<text:span text:style-name="T10">)</text:span></text:p>
            <text:p text:style-name="P20">Index: <text:s text:c="14"/>(priority)</text:p>
          </table:table-cell>
          <table:table-cell table:style-name="Table1.C1" office:value-type="string">
            <text:p text:style-name="P23">MatchSuggestions</text:p>
            <text:p text:style-name="P10">- playerid: <text:tab/> <text:s text:c="4"/><text:span text:style-name="T1">uuid</text:span></text:p>
            <text:p text:style-name="P11">- region: <text:tab/> <text:s text:c="4"/><text:span text:style-name="T2">i</text:span><text:span text:style-name="T1">nt</text:span></text:p>
            <text:p text:style-name="P11">- gametype: <text:s text:c="3"/><text:span text:style-name="T1">int</text:span></text:p>
            <text:p text:style-name="P11">- playerrank: <text:s text:c="2"/><text:span text:style-name="T1">int</text:span></text:p>
            <text:p text:style-name="P11">- requesttimestamp: <text:tab/><text:span text:style-name="T1">timestamp</text:span></text:p>
            <text:p text:style-name="P11">- serverid: <text:tab/> <text:s text:c="3"/><text:span text:style-name="T1">uuid</text:span></text:p>
            <text:p text:style-name="P37"/>
            <text:p text:style-name="P11">Partition Key: <text:s text:c="3"/><text:span text:style-name="T10">(</text:span><text:span text:style-name="T9">serverid</text:span><text:span text:style-name="T10">)</text:span></text:p>
            <text:p text:style-name="P12"/>
            <text:p text:style-name="P12">Clustering Key: <text:span text:style-name="T10">(</text:span>playerid<text:span text:style-name="T10">)</text:span></text:p>
          </table:table-cell>
        </table:table-row>
      </table:table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31">Testy wydajnościowe</text:p>
      <text:p text:style-name="P14">Podczas testowania aplikacji udało nam się uzyskać następujące wyniki:</text:p>
      <text:p text:style-name="P14"/>
      <table:table table:name="Tabela1-wydajność" table:style-name="Tabela1-wydajność">
        <table:table-column table:style-name="Tabela1-wydajność.A"/>
        <table:table-column table:style-name="Tabela1-wydajność.B"/>
        <table:table-column table:style-name="Tabela1-wydajność.C"/>
        <table:table-column table:style-name="Tabela1-wydajność.D"/>
        <table:table-column table:style-name="Tabela1-wydajność.E"/>
        <table:table-row table:style-name="TableLine93914878834688">
          <table:table-cell table:style-name="Tabela1-wydajność.A1" office:value-type="string">
            <text:p text:style-name="P6">Rodzaj zadania</text:p>
          </table:table-cell>
          <table:table-cell table:style-name="Tabela1-wydajność.A1" office:value-type="string">
            <text:p text:style-name="P24">Liczba elementów</text:p>
          </table:table-cell>
          <table:table-cell table:style-name="Tabela1-wydajność.A1" office:value-type="string">
            <text:p text:style-name="P25">Liczba procesów równoległych</text:p>
          </table:table-cell>
          <table:table-cell table:style-name="Tabela1-wydajność.A1" office:value-type="string">
            <text:p text:style-name="P24">Czas wykonania (ms)</text:p>
          </table:table-cell>
          <table:table-cell table:style-name="Tabela1-wydajność.A1" office:value-type="string">
            <text:p text:style-name="P26">Poziom spójności</text:p>
          </table:table-cell>
        </table:table-row>
        <table:table-row table:style-name="TableLine93914789566064">
          <table:table-cell table:style-name="Tabela1-wydajność.A3" office:value-type="string">
            <text:p text:style-name="P96">Insert <text:span text:style-name="T11">MatchRequest</text:span></text:p>
          </table:table-cell>
          <table:table-cell table:style-name="Tabela1-wydajność.B3" office:value-type="string">
            <text:p text:style-name="P76">300</text:p>
          </table:table-cell>
          <table:table-cell table:style-name="Tabela1-wydajność.C3" office:value-type="string">
            <text:p text:style-name="P76">3</text:p>
          </table:table-cell>
          <table:table-cell table:style-name="Tabela1-wydajność.D3" office:value-type="string">
            <text:p text:style-name="P76">64</text:p>
          </table:table-cell>
          <table:table-cell table:style-name="Tabela1-wydajność.E3" office:value-type="string">
            <text:p text:style-name="P110">ONE</text:p>
          </table:table-cell>
        </table:table-row>
        <table:table-row table:style-name="TableLine93914789566064">
          <table:table-cell table:style-name="Tabela1-wydajność.A3" office:value-type="string">
            <text:p text:style-name="P6">Insert <text:span text:style-name="T11">MatchRequest</text:span></text:p>
          </table:table-cell>
          <table:table-cell table:style-name="Tabela1-wydajność.B3" office:value-type="string">
            <text:p text:style-name="P24">3000</text:p>
          </table:table-cell>
          <table:table-cell table:style-name="Tabela1-wydajność.C3" office:value-type="string">
            <text:p text:style-name="P25">3</text:p>
          </table:table-cell>
          <table:table-cell table:style-name="Tabela1-wydajność.D3" office:value-type="string">
            <text:p text:style-name="P24">3<text:span text:style-name="T12">53</text:span></text:p>
          </table:table-cell>
          <table:table-cell table:style-name="Tabela1-wydajność.E3" office:value-type="string">
            <text:p text:style-name="P100">ONE</text:p>
          </table:table-cell>
        </table:table-row>
        <table:table-row table:style-name="TableLine93914789511840">
          <table:table-cell table:style-name="Tabela1-wydajność.A4" office:value-type="string">
            <text:p text:style-name="P7">Insert MatchRequest</text:p>
          </table:table-cell>
          <table:table-cell table:style-name="Tabela1-wydajność.B4" office:value-type="string">
            <text:p text:style-name="P25">3000</text:p>
          </table:table-cell>
          <table:table-cell table:style-name="Tabela1-wydajność.C4" office:value-type="string">
            <text:p text:style-name="P25">1</text:p>
          </table:table-cell>
          <table:table-cell table:style-name="Tabela1-wydajność.D4" office:value-type="string">
            <text:p text:style-name="P28">849</text:p>
          </table:table-cell>
          <table:table-cell table:style-name="Tabela1-wydajność.E4" office:value-type="string">
            <text:p text:style-name="P100">ONE</text:p>
          </table:table-cell>
        </table:table-row>
        <table:table-row table:style-name="TableLine93914789510288">
          <table:table-cell table:style-name="Tabela1-wydajność.A5" office:value-type="string">
            <text:p text:style-name="P7">Insert MatchRequest</text:p>
          </table:table-cell>
          <table:table-cell table:style-name="Tabela1-wydajność.B5" office:value-type="string">
            <text:p text:style-name="P25">3000</text:p>
          </table:table-cell>
          <table:table-cell table:style-name="Tabela1-wydajność.C5" office:value-type="string">
            <text:p text:style-name="P27">3</text:p>
          </table:table-cell>
          <table:table-cell table:style-name="Tabela1-wydajność.D5" office:value-type="string">
            <text:p text:style-name="P28">481</text:p>
          </table:table-cell>
          <table:table-cell table:style-name="Tabela1-wydajność.E5" office:value-type="string">
            <text:p text:style-name="P101">QUORUM</text:p>
          </table:table-cell>
        </table:table-row>
      </table:table>
      <text:p text:style-name="P14"/>
      <text:p text:style-name="P42">Testy Matchmakera <text:span text:style-name="T21">(300 graczy)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3914881328832">
          <table:table-cell table:style-name="Table2.A1" office:value-type="string">
            <text:p text:style-name="P89">Liczba procesów równoległych</text:p>
          </table:table-cell>
          <table:table-cell table:style-name="Table2.A1" office:value-type="string">
            <text:p text:style-name="P45">Mean (ms)</text:p>
          </table:table-cell>
          <table:table-cell table:style-name="Table2.A1" office:value-type="string">
            <text:p text:style-name="P45">Max (ms)</text:p>
          </table:table-cell>
          <table:table-cell table:style-name="Table2.A1" office:value-type="string">
            <text:p text:style-name="P45">P99 (ms)</text:p>
          </table:table-cell>
          <table:table-cell table:style-name="Table2.A1" office:value-type="string">
            <text:p text:style-name="P47">Poziom spójności</text:p>
          </table:table-cell>
          <table:table-cell table:style-name="Table2.A1" office:value-type="string">
            <text:p text:style-name="P47">Liczba błedów</text:p>
          </table:table-cell>
        </table:table-row>
        <table:table-row table:style-name="TableLine93914881328832">
          <table:table-cell table:style-name="Table2.A2" office:value-type="string">
            <text:p text:style-name="P91">1</text:p>
          </table:table-cell>
          <table:table-cell table:style-name="Table2.B2" office:value-type="string">
            <text:p text:style-name="P63">220</text:p>
          </table:table-cell>
          <table:table-cell table:style-name="Table2.C2" office:value-type="string">
            <text:p text:style-name="P65">327</text:p>
          </table:table-cell>
          <table:table-cell table:style-name="Table2.D2" office:value-type="string">
            <text:p text:style-name="P65">322</text:p>
          </table:table-cell>
          <table:table-cell table:style-name="Table2.E2" office:value-type="string">
            <text:p text:style-name="P104">ONE</text:p>
          </table:table-cell>
          <table:table-cell table:style-name="Table2.F2" office:value-type="string">
            <text:p text:style-name="P61">0</text:p>
          </table:table-cell>
        </table:table-row>
        <table:table-row table:style-name="TableLine93914881328832">
          <table:table-cell table:style-name="Table2.A5" office:value-type="string">
            <text:p text:style-name="P91">2</text:p>
          </table:table-cell>
          <table:table-cell table:style-name="Table2.B5" office:value-type="string">
            <text:p text:style-name="P55">194</text:p>
          </table:table-cell>
          <table:table-cell table:style-name="Table2.C3" office:value-type="string">
            <text:p text:style-name="P57">307</text:p>
          </table:table-cell>
          <table:table-cell table:style-name="Table2.D5" office:value-type="string">
            <text:p text:style-name="P57">29<text:span text:style-name="T18">8</text:span></text:p>
          </table:table-cell>
          <table:table-cell table:style-name="Table2.E5" office:value-type="string">
            <text:p text:style-name="P104">ONE</text:p>
          </table:table-cell>
          <table:table-cell table:style-name="Table2.F3" office:value-type="string">
            <text:p text:style-name="P59">2</text:p>
          </table:table-cell>
        </table:table-row>
        <table:table-row table:style-name="TableLine93914881328832">
          <table:table-cell table:style-name="Table2.A5" office:value-type="string">
            <text:p text:style-name="P91">3</text:p>
          </table:table-cell>
          <table:table-cell table:style-name="Table2.B5" office:value-type="string">
            <text:p text:style-name="P49">185</text:p>
          </table:table-cell>
          <table:table-cell table:style-name="Table2.C5" office:value-type="string">
            <text:p text:style-name="P51">288</text:p>
          </table:table-cell>
          <table:table-cell table:style-name="Table2.D5" office:value-type="string">
            <text:p text:style-name="P51">275</text:p>
          </table:table-cell>
          <table:table-cell table:style-name="Table2.E5" office:value-type="string">
            <text:p text:style-name="P102">ONE</text:p>
          </table:table-cell>
          <table:table-cell table:style-name="Table2.F5" office:value-type="string">
            <text:p text:style-name="P53">5</text:p>
          </table:table-cell>
        </table:table-row>
        <table:table-row table:style-name="TableLine93914881328832">
          <table:table-cell table:style-name="Table2.A5" office:value-type="string">
            <text:p text:style-name="P93">1</text:p>
          </table:table-cell>
          <table:table-cell table:style-name="Table2.B5" office:value-type="string">
            <text:p text:style-name="P79">237</text:p>
          </table:table-cell>
          <table:table-cell table:style-name="Table2.C5" office:value-type="string">
            <text:p text:style-name="P79">389</text:p>
          </table:table-cell>
          <table:table-cell table:style-name="Table2.D5" office:value-type="string">
            <text:p text:style-name="P79">385</text:p>
          </table:table-cell>
          <table:table-cell table:style-name="Table2.E5" office:value-type="string">
            <text:p text:style-name="P106">QUORUM</text:p>
          </table:table-cell>
          <table:table-cell table:style-name="Table2.F5" office:value-type="string">
            <text:p text:style-name="P77">0</text:p>
          </table:table-cell>
        </table:table-row>
        <table:table-row table:style-name="TableLine93914881328832">
          <table:table-cell table:style-name="Table2.A6" office:value-type="string">
            <text:p text:style-name="P93">2</text:p>
          </table:table-cell>
          <table:table-cell table:style-name="Table2.B6" office:value-type="string">
            <text:p text:style-name="P73">202</text:p>
          </table:table-cell>
          <table:table-cell table:style-name="Table2.C6" office:value-type="string">
            <text:p text:style-name="P73">317</text:p>
          </table:table-cell>
          <table:table-cell table:style-name="Table2.D6" office:value-type="string">
            <text:p text:style-name="P73">305</text:p>
          </table:table-cell>
          <table:table-cell table:style-name="Table2.E6" office:value-type="string">
            <text:p text:style-name="P108">QUORUM</text:p>
          </table:table-cell>
          <table:table-cell table:style-name="Table2.F6" office:value-type="string">
            <text:p text:style-name="P77">0</text:p>
          </table:table-cell>
        </table:table-row>
        <table:table-row table:style-name="TableLine93914881328832">
          <table:table-cell table:style-name="Table2.A7" office:value-type="string">
            <text:p text:style-name="P93">3</text:p>
          </table:table-cell>
          <table:table-cell table:style-name="Table2.B7" office:value-type="string">
            <text:p text:style-name="P67">192</text:p>
          </table:table-cell>
          <table:table-cell table:style-name="Table2.C7" office:value-type="string">
            <text:p text:style-name="P69">287</text:p>
          </table:table-cell>
          <table:table-cell table:style-name="Table2.D7" office:value-type="string">
            <text:p text:style-name="P69">283</text:p>
          </table:table-cell>
          <table:table-cell table:style-name="Table2.E7" office:value-type="string">
            <text:p text:style-name="P108">QUORUM</text:p>
          </table:table-cell>
          <table:table-cell table:style-name="Table2.F7" office:value-type="string">
            <text:p text:style-name="P71">0</text:p>
          </table:table-cell>
        </table:table-row>
      </table:table>
      <text:p text:style-name="P15"/>
      <text:p text:style-name="P43"><text:span text:style-name="T19">Testy Matchmakera </text:span><text:span text:style-name="T21">(300</text:span><text:span text:style-name="T22">0</text:span><text:span text:style-name="T21"> graczy)</text:span></text:p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3914880699008">
          <table:table-cell table:style-name="Table3.A1" office:value-type="string">
            <text:p text:style-name="P90">Liczba procesów równoległych</text:p>
          </table:table-cell>
          <table:table-cell table:style-name="Table3.A1" office:value-type="string">
            <text:p text:style-name="P46">Mean (ms)</text:p>
          </table:table-cell>
          <table:table-cell table:style-name="Table3.A1" office:value-type="string">
            <text:p text:style-name="P46">Max (ms)</text:p>
          </table:table-cell>
          <table:table-cell table:style-name="Table3.A1" office:value-type="string">
            <text:p text:style-name="P46">P99 (ms)</text:p>
          </table:table-cell>
          <table:table-cell table:style-name="Table3.A1" office:value-type="string">
            <text:p text:style-name="P48">Poziom spójności</text:p>
          </table:table-cell>
          <table:table-cell table:style-name="Table3.A1" office:value-type="string">
            <text:p text:style-name="P48">Liczba błedów</text:p>
          </table:table-cell>
        </table:table-row>
        <table:table-row table:style-name="TableLine93914880699008">
          <table:table-cell table:style-name="Table3.A2" office:value-type="string">
            <text:p text:style-name="P99">1</text:p>
          </table:table-cell>
          <table:table-cell table:style-name="Table3.B2" office:value-type="string">
            <text:p text:style-name="P84">922</text:p>
          </table:table-cell>
          <table:table-cell table:style-name="Table3.C2" office:value-type="string">
            <text:p text:style-name="P85">1739</text:p>
          </table:table-cell>
          <table:table-cell table:style-name="Table3.D2" office:value-type="string">
            <text:p text:style-name="P86">1656</text:p>
          </table:table-cell>
          <table:table-cell table:style-name="Table3.E2" office:value-type="string">
            <text:p text:style-name="P113">ONE</text:p>
          </table:table-cell>
          <table:table-cell table:style-name="Table3.F2" office:value-type="string">
            <text:p text:style-name="P87">0</text:p>
          </table:table-cell>
        </table:table-row>
        <table:table-row table:style-name="TableLine93914880699008">
          <table:table-cell table:style-name="Table3.A3" office:value-type="string">
            <text:p text:style-name="P98">3</text:p>
          </table:table-cell>
          <table:table-cell table:style-name="Table3.B3" office:value-type="string">
            <text:p text:style-name="P82">5<text:span text:style-name="T23">90</text:span></text:p>
          </table:table-cell>
          <table:table-cell table:style-name="Table3.C3" office:value-type="string">
            <text:p text:style-name="P83">1131</text:p>
          </table:table-cell>
          <table:table-cell table:style-name="Table3.D3" office:value-type="string">
            <text:p text:style-name="P83">1047</text:p>
          </table:table-cell>
          <table:table-cell table:style-name="Table3.E3" office:value-type="string">
            <text:p text:style-name="P112">ONE</text:p>
          </table:table-cell>
          <table:table-cell table:style-name="Table3.F3" office:value-type="string">
            <text:p text:style-name="P88">66</text:p>
          </table:table-cell>
        </table:table-row>
      </table:table>
      <text:p text:style-name="P41"><text:span text:style-name="T20"/></text:p>
      <text:p text:style-name="P40"><text:span text:style-name="T20">UWAGA!</text:span><text:span text:style-name="T19"> </text:span>Za liczbę błędów w ostatniej kolumnie <text:span text:style-name="T16">rozmiemy liczbę graczy przydzielonych do </text:span><text:span text:style-name="T17">więcej niż jednego serwera.</text:span></text:p>
      <text:p text:style-name="P15"/>
      <text:p text:style-name="P15">Testy prowadzono na <text:span text:style-name="T13">sprzęcie: </text:span></text:p>
      <text:list xml:id="list3321127383" text:style-name="L1">
        <text:list-item>
          <text:p text:style-name="P38">Intel Core i7-11800H (8 rdzeni, 16 wątków, <text:span text:style-name="T14">4.6GHz</text:span>)</text:p>
        </text:list-item>
        <text:list-item>
          <text:p text:style-name="P38">16GB RAM DDR4 2666 MHz</text:p>
        </text:list-item>
        <text:list-item>
          <text:p text:style-name="P38">SSD M.2 PCI-e 3 Gen.</text:p>
        </text:list-item>
      </text:list>
      <text:p text:style-name="P16"/>
      <text:p text:style-name="P17">Link do repozytorium z kodem:</text:p>
      <text:p text:style-name="P34"><text:a xlink:type="simple" xlink:href="https://github.com/zlociu/SRDS-Cassandra-matchmaker.git" text:style-name="Internet_20_link" text:visited-style-name="Visited_20_Internet_20_Link">https://github.com/zlociu/SRDS-Cassandra-matchmaker.gi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0:15:12.049711478</meta:creation-date>
    <dc:date>2022-01-31T13:18:10.581244777</dc:date>
    <meta:editing-duration>PT1H23M51S</meta:editing-duration>
    <meta:editing-cycles>84</meta:editing-cycles>
    <meta:generator>LibreOffice/7.2.5.2.0$Linux_X86_64 LibreOffice_project/20$Build-2</meta:generator>
    <meta:document-statistic meta:table-count="4" meta:image-count="0" meta:object-count="0" meta:page-count="2" meta:paragraph-count="131" meta:word-count="299" meta:character-count="1931" meta:non-whitespace-character-count="1677"/>
  </office:meta>
</office:document-meta>
</file>